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erif" fo:font-size="13pt" fo:font-style="normal" fo:font-weight="normal" officeooo:rsid="0011985f" officeooo:paragraph-rsid="00053999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Preformatted_20_Text">
      <style:text-properties style:font-name="Liberation Serif" fo:font-size="13pt" fo:font-weight="normal" officeooo:rsid="000255d0" officeooo:paragraph-rsid="000255d0" style:font-size-asian="13pt" style:font-weight-asian="normal" style:font-size-complex="13pt" style:font-weight-complex="normal"/>
    </style:style>
    <style:style style:name="P3" style:family="paragraph" style:parent-style-name="Preformatted_20_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Liberation Serif" fo:font-size="13pt" fo:font-weight="normal" officeooo:paragraph-rsid="000255d0" style:font-size-asian="13pt" style:font-weight-asian="normal" style:font-size-complex="13pt" style:font-weight-complex="normal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Liberation Serif" fo:font-size="13pt" fo:font-weight="normal" officeooo:paragraph-rsid="00053999" style:font-size-asian="13pt" style:font-weight-asian="normal" style:font-size-complex="13pt" style:font-weight-complex="normal"/>
    </style:style>
    <style:style style:name="P7" style:family="paragraph" style:parent-style-name="Preformatted_20_Text">
      <style:text-properties style:font-name="Liberation Serif" fo:font-size="13pt" fo:font-weight="normal" officeooo:paragraph-rsid="00053999" style:font-size-asian="13pt" style:font-weight-asian="normal" style:font-size-complex="13pt" style:font-weight-complex="normal"/>
    </style:style>
    <style:style style:name="P8" style:family="paragraph" style:parent-style-name="Preformatted_20_Text">
      <style:text-properties style:font-name="Liberation Serif" fo:font-size="13pt" fo:font-weight="normal" officeooo:rsid="00053999" officeooo:paragraph-rsid="0005399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11985f" officeooo:paragraph-rsid="00053999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Liberation Serif" fo:font-size="13pt" fo:font-weight="normal" officeooo:rsid="000255d0" officeooo:paragraph-rsid="000255d0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style:font-name="Liberation Serif" fo:font-size="13pt" fo:font-weight="normal" officeooo:rsid="000255d0" officeooo:paragraph-rsid="000255d0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Liberation Serif" fo:font-size="13pt" fo:font-weight="normal" officeooo:rsid="000255d0" officeooo:paragraph-rsid="00053999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Liberation Serif" fo:font-size="13pt" fo:font-weight="normal" officeooo:paragraph-rsid="0005399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fo:font-weight="normal" officeooo:paragraph-rsid="00053999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3pt" fo:font-weight="normal" officeooo:paragraph-rsid="00053999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1985f" officeooo:paragraph-rsid="00053999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Liberation Serif" fo:font-size="13pt" fo:font-weight="normal" officeooo:rsid="00053999" officeooo:paragraph-rsid="00053999" style:font-size-asian="13pt" style:font-weight-asian="normal" style:font-size-complex="13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erif" fo:font-size="13pt" fo:font-weight="normal" officeooo:rsid="000255d0" officeooo:paragraph-rsid="000255d0" style:font-size-asian="13pt" style:font-weight-asian="normal" style:font-size-complex="13pt" style:font-weight-complex="normal"/>
    </style:style>
    <style:style style:name="P21" style:family="paragraph" style:parent-style-name="Text_20_body">
      <style:text-properties style:font-name="Liberation Serif" fo:font-size="13pt" fo:font-weight="normal" officeooo:rsid="000255d0" officeooo:paragraph-rsid="000255d0" style:font-size-asian="13pt" style:font-weight-asian="normal" style:font-size-complex="13pt" style:font-weight-complex="normal"/>
    </style:style>
    <style:style style:name="T1" style:family="text">
      <style:text-properties officeooo:rsid="000255d0"/>
    </style:style>
    <style:style style:name="T2" style:family="text">
      <style:text-properties officeooo:rsid="0004200d"/>
    </style:style>
    <style:style style:name="T3" style:family="text">
      <style:text-properties officeooo:rsid="00053999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LAB CYCLE 1</text:p>
      <text:p text:style-name="P10"/>
      <text:p text:style-name="P10">EXERCISE 1: Introduction to Numpy</text:p>
      <text:p text:style-name="P10"/>
      <text:p text:style-name="P10">1. Write a NumPy program to create an element-wise comparison (greater, greater_equal, less and less_equal) of two given arrays.</text:p>
      <text:p text:style-name="P10">2. Write a NumPy program to create an array of all the even integers from 30 to 70.</text:p>
      <text:p text:style-name="P10">3. Write a NumPy program to create a 3x3 identity matrix.</text:p>
      <text:p text:style-name="P10">4. Write a NumPy program to create a vector with values from 0 to 20 and change the sign of the numbers in the range from 9 to 15.</text:p>
      <text:p text:style-name="P10">5. Write a NumPy program to create a 5x5 zero matrix with elements on the main diagonal equal to 1, 2, 3, 4, 5.</text:p>
      <text:p text:style-name="P10">6. Write a NumPy program to compute sum of all elements, sum of each column and sum of each row of a given array.</text:p>
      <text:p text:style-name="P10">7. Write a NumPy program to save a given array to a text file and load it.</text:p>
      <text:p text:style-name="P10">8. Write a NumPy program to check whether two arrays are equal (element wise) or not.</text:p>
      <text:p text:style-name="P10">9. Write a NumPy program to create a 4x4 array with random values, now create a new array from the said array swapping first and last rows.</text:p>
      <text:p text:style-name="P10">10. Write a NumPy program to multiply two given arrays of same size element-by-elemen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OUTPUT 1 <text:s/>: </text:p>
      <text:p text:style-name="P11"/>
      <text:p text:style-name="P2">Greater</text:p>
      <text:p text:style-name="P3">[ True False False]</text:p>
      <text:p text:style-name="P3">[ True False <text:s/>True]</text:p>
      <text:p text:style-name="P3">Less</text:p>
      <text:p text:style-name="P3">[False <text:s/>True <text:s/>True]</text:p>
      <text:p text:style-name="P3">[False <text:s/>True False]</text:p>
      <text:p text:style-name="P4">[ 1 <text:s/>2 <text:s/>3 <text:s/>4 <text:s/>5 <text:s/>6 <text:s/>7 <text:s/>8 <text:s/>9 10]</text:p>
      <text:p text:style-name="P12"/>
      <text:p text:style-name="P12">OUTPUT 2 <text:s/>:</text:p>
      <text:p text:style-name="P19"/>
      <text:p text:style-name="P5">[30 32 34 36 38 40 42 44 46 48 50 52 54 56 58 60 62 64 66 68]</text:p>
      <text:p text:style-name="P19"/>
      <text:p text:style-name="P12">OUTPUT <text:s/>3 :</text:p>
      <text:p text:style-name="P12"/>
      <text:p text:style-name="P3">[[1 0 0]</text:p>
      <text:p text:style-name="P3"><text:s/>[0 1 0]</text:p>
      <text:p text:style-name="P5"><text:s/>[0 0 1]]</text:p>
      <text:p text:style-name="P19"/>
      <text:p text:style-name="P20">OUTPUT 4 :</text:p>
      <text:p text:style-name="P20"/>
      <text:p text:style-name="P3">Original Array : </text:p>
      <text:p text:style-name="P3"><text:s/>[ 0 <text:s/>1 <text:s/>2 <text:s/>3 <text:s/>4 <text:s/>5 <text:s/>6 <text:s/>7 <text:s/>8 <text:s/>9 10 11 12 13 14 15 16 17 18 19 20]</text:p>
      <text:p text:style-name="P3">After changing the sign of the numbers in the range from 9 to 15:</text:p>
      <text:p text:style-name="P3">[ <text:s/>0 <text:s text:c="2"/>1 <text:s text:c="2"/>2 <text:s text:c="2"/>3 <text:s text:c="2"/>4 <text:s text:c="2"/>5 <text:s text:c="2"/>6 <text:s text:c="2"/>7 <text:s text:c="2"/>8 <text:s/>-9 -10 -11 -12 -13 -14 -15 <text:s/>16 <text:s/>17</text:p>
      <text:p text:style-name="P5"><text:s text:c="2"/>18 <text:s/>19 <text:s/>20]</text:p>
      <text:p text:style-name="P19"/>
      <text:p text:style-name="P20">OUTPUT 5 :</text:p>
      <text:p text:style-name="P20"/>
      <text:p text:style-name="P3">[[1 0 0 0 0]</text:p>
      <text:p text:style-name="P3"><text:s/>[0 2 0 0 0]</text:p>
      <text:p text:style-name="P3"><text:s/>[0 0 3 0 0]</text:p>
      <text:p text:style-name="P3"><text:s/>[0 0 0 4 0]</text:p>
      <text:p text:style-name="P5"><text:s/>[0 0 0 0 5]]</text:p>
      <text:p text:style-name="P19"/>
      <text:p text:style-name="P20">OUTPUT 6 : </text:p>
      <text:p text:style-name="P20"/>
      <text:p text:style-name="P3">Sum of all elements : <text:s/>45</text:p>
      <text:p text:style-name="P3">Sum of each column : <text:s/>[12 15 18]</text:p>
      <text:p text:style-name="P5">Sum of each <text:span text:style-name="T1">row</text:span>: <text:s/>[ 6 15 24]</text:p>
      <text:p text:style-name="P19"><text:soft-page-break/></text:p>
      <text:p text:style-name="P20">OUTPUT 7 :</text:p>
      <text:p text:style-name="P20"/>
      <text:p text:style-name="P3">[[1. 2. 3.]</text:p>
      <text:p text:style-name="P3"><text:s/>[4. 5. 6.]</text:p>
      <text:p text:style-name="P5"><text:s/>[7. 8. 9.]]</text:p>
      <text:p text:style-name="P19"/>
      <text:p text:style-name="P20">OUTPUT 8 :</text:p>
      <text:p text:style-name="P20"/>
      <text:p text:style-name="P5">Not Equal</text:p>
      <text:p text:style-name="P19"/>
      <text:p text:style-name="P20">OUTPUT 9 :</text:p>
      <text:p text:style-name="P20"/>
      <text:p text:style-name="P3">Original Array : </text:p>
      <text:p text:style-name="P3"><text:s/>[[12 14 22 21]</text:p>
      <text:p text:style-name="P3"><text:s/>[19 25 27 <text:s/>3]</text:p>
      <text:p text:style-name="P3"><text:s/>[23 15 <text:s/>9 17]</text:p>
      <text:p text:style-name="P3"><text:s/>[22 <text:s/>2 10 15]]</text:p>
      <text:p text:style-name="P3">Swapped Array :</text:p>
      <text:p text:style-name="P3"><text:s/>[[22 <text:s/>2 10 15]</text:p>
      <text:p text:style-name="P3"><text:s/>[19 25 27 <text:s/>3]</text:p>
      <text:p text:style-name="P3"><text:s/>[23 15 <text:s/>9 17]</text:p>
      <text:p text:style-name="P5"><text:s/>[12 14 22 21]]</text:p>
      <text:p text:style-name="P19"/>
      <text:p text:style-name="P21">OUTPUT 10 :</text:p>
      <text:p text:style-name="P21"/>
      <text:p text:style-name="P3">Array 1 : <text:s/>[[1 1 1]</text:p>
      <text:p text:style-name="P3"><text:s/>[1 2 3]]</text:p>
      <text:p text:style-name="P3">Array 2 : <text:s/>[[4 3 2]</text:p>
      <text:p text:style-name="P3"><text:s/>[1 1 1]]</text:p>
      <text:p text:style-name="P3">Array after muliplying : </text:p>
      <text:p text:style-name="P3">[[4 3 2]</text:p>
      <text:p text:style-name="P5"><text:s/>[1 2 3]]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8">PROGRAM : </text:p>
      <text:p text:style-name="P18"/>
      <text:p text:style-name="P11">#1: element wise comparison</text:p>
      <text:p text:style-name="P11">import numpy as np</text:p>
      <text:p text:style-name="P11">a=np.array([7,2,3])</text:p>
      <text:p text:style-name="P11">b=np.array([4,5,3])</text:p>
      <text:p text:style-name="P11">print("Greater")</text:p>
      <text:p text:style-name="P11">print(np.greater(a,b))</text:p>
      <text:p text:style-name="P11">print(np.greater_equal(a,b))</text:p>
      <text:p text:style-name="P11">print("Less")</text:p>
      <text:p text:style-name="P11">print(np.less_equal(a,b))</text:p>
      <text:p text:style-name="P11">print(np.less(a,b))</text:p>
      <text:p text:style-name="P11"/>
      <text:p text:style-name="P11"/>
      <text:p text:style-name="P11"/>
      <text:p text:style-name="P11">#2: all even numbers within a range</text:p>
      <text:p text:style-name="P11">print(np.arange(30,70,2))</text:p>
      <text:p text:style-name="P11"/>
      <text:p text:style-name="P11"/>
      <text:p text:style-name="P11"/>
      <text:p text:style-name="P11">#3: 3x3 identity matrix</text:p>
      <text:p text:style-name="P11">a=np.identity(3,dtype=int)</text:p>
      <text:p text:style-name="P11">print(a)</text:p>
      <text:p text:style-name="P11"/>
      <text:p text:style-name="P11"/>
      <text:p text:style-name="P11"/>
      <text:p text:style-name="P11">#4: change sign of numbers in a range </text:p>
      <text:p text:style-name="P11">s=np.arange(21)</text:p>
      <text:p text:style-name="P11">print("Original Array : \n",s)</text:p>
      <text:p text:style-name="P11">print("After changing the sign of the numbers in the range from 9 to 15:")</text:p>
      <text:p text:style-name="P11">s[(s &gt;= 9) &amp; (s &lt;= 15)] *= -1</text:p>
      <text:p text:style-name="P11">print(s)</text:p>
      <text:p text:style-name="P11"/>
      <text:p text:style-name="P11"/>
      <text:p text:style-name="P11"/>
      <text:p text:style-name="P11">#5: zero matrix with diagonal 1,2,3,4,5</text:p>
      <text:p text:style-name="P11">print(np.diag([1,2,3,4,5]))</text:p>
      <text:p text:style-name="P11"/>
      <text:p text:style-name="P11"/>
      <text:p text:style-name="P11"/>
      <text:p text:style-name="P11">#6: sum of all elements, each column, each row of an array</text:p>
      <text:p text:style-name="P11">a=np.array([[1,2,3],[4,5,6],[7,8,9]])</text:p>
      <text:p text:style-name="P11">print("Sum of all elements : ",np.sum(a))</text:p>
      <text:p text:style-name="P11">print("Sum of each column : ",np.sum(a,axis=0))</text:p>
      <text:p text:style-name="P11">print("Sum of each <text:span text:style-name="T2">row</text:span> : ",np.sum(a,axis=1))</text:p>
      <text:p text:style-name="P11"/>
      <text:p text:style-name="P11"/>
      <text:p text:style-name="P11"><text:soft-page-break/></text:p>
      <text:p text:style-name="P11">#<text:span text:style-name="T3">7</text:span>: save a given array to a text file and load it</text:p>
      <text:p text:style-name="P11">a=np.array([[1,2,3],[4,5,6],[7,8,9]])</text:p>
      <text:p text:style-name="P11">np.savetxt('new.txt',a)</text:p>
      <text:p text:style-name="P11">t=np.loadtxt('new.txt')</text:p>
      <text:p text:style-name="P11">print(t)</text:p>
      <text:p text:style-name="P11"/>
      <text:p text:style-name="P11"/>
      <text:p text:style-name="P11"/>
      <text:p text:style-name="P11">#8: save a given array to a text file and load it</text:p>
      <text:p text:style-name="P11">a=np.array([7,2,3])</text:p>
      <text:p text:style-name="P11">b=np.array([4,5,3])</text:p>
      <text:p text:style-name="P11">#print("Equal (True/False) : ",np.array_equal(a,b))</text:p>
      <text:p text:style-name="P11">res=np.array_equal(a,b)</text:p>
      <text:p text:style-name="P11">print("Equal" if res==True else "Not Equal")</text:p>
      <text:p text:style-name="P11"/>
      <text:p text:style-name="P11"/>
      <text:p text:style-name="P11"/>
      <text:p text:style-name="P11">#<text:span text:style-name="T3">9</text:span>: take a 4x4 array, create new array from the given array with 1st &amp; last row swapped</text:p>
      <text:p text:style-name="P11">arr=np.random.randint(1,30,(4,4))</text:p>
      <text:p text:style-name="P11">print("Original Array : \n",arr)</text:p>
      <text:p text:style-name="P11">arr[[0,3]]=arr[[3,0]]</text:p>
      <text:p text:style-name="P11">print("Swapped Array :\n",arr)</text:p>
      <text:p text:style-name="P11"/>
      <text:p text:style-name="P11"/>
      <text:p text:style-name="P11"/>
      <text:p text:style-name="P11"/>
      <text:p text:style-name="P11">#10: multiply 2 given array of same size element-by-element</text:p>
      <text:p text:style-name="P11">import numpy as np</text:p>
      <text:p text:style-name="P11">a=np.array([[1,1,1],[1,2,3]])</text:p>
      <text:p text:style-name="P11">print("Array 1 : ",a)</text:p>
      <text:p text:style-name="P11">b=np.array([[4,3,2],[1,1,1]])</text:p>
      <text:p text:style-name="P11">print("Array 2 : ",b)</text:p>
      <text:p text:style-name="P11">print("Array after muliplying : ")</text:p>
      <text:p text:style-name="P11">print(np.multiply(a,b)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><text:soft-page-break/></text:p>
      <text:p text:style-name="P14">LAB CYCLE <text:span text:style-name="T3">2</text:span></text:p>
      <text:p text:style-name="P14"/>
      <text:p text:style-name="P15">EXERCISE 2 : Matrix operations (using vectorization) and transformations</text:p>
      <text:p text:style-name="P16"/>
      <text:p text:style-name="P9">Write Python program to create two matrices (read values from user) and find the following</text:p>
      <text:p text:style-name="P9">1. Dot Product</text:p>
      <text:p text:style-name="P9">2. Transpose</text:p>
      <text:p text:style-name="P9">3. Trace</text:p>
      <text:p text:style-name="P9">4. Determinant</text:p>
      <text:p text:style-name="P9">5. Inverse</text:p>
      <text:p text:style-name="P9">6. Eigen values and Eigen vector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7"><text:span text:style-name="T4">OUTPUT <text:s/>: </text:span></text:p>
      <text:p text:style-name="P9"/>
      <text:p text:style-name="P1">MATRIX 1</text:p>
      <text:p text:style-name="P6"/>
      <text:p text:style-name="P7">Enter the number of rows: 2</text:p>
      <text:p text:style-name="P6">Enter the number of columns: 2</text:p>
      <text:p text:style-name="P6">Enter the elements in a single line (space separated): </text:p>
      <text:p text:style-name="P6"><text:s/>1 2 3 4</text:p>
      <text:p text:style-name="P7"><text:s/>Matrix 1 : </text:p>
      <text:p text:style-name="P7"><text:s/>[[1 2]</text:p>
      <text:p text:style-name="P7"><text:s/>[3 4]]</text:p>
      <text:p text:style-name="P7"/>
      <text:p text:style-name="P7">MARTIX 2 </text:p>
      <text:p text:style-name="P6"/>
      <text:p text:style-name="P7">Enter the number of rows: 2</text:p>
      <text:p text:style-name="P6">Enter the number of columns: 2</text:p>
      <text:p text:style-name="P6">Enter the elements in a single line (space separated): </text:p>
      <text:p text:style-name="P6"><text:s/>4 3 2 1</text:p>
      <text:p text:style-name="P7"><text:s/>Matrix 2 : </text:p>
      <text:p text:style-name="P7"><text:s/>[[4 3]</text:p>
      <text:p text:style-name="P7"><text:s/>[2 1]]</text:p>
      <text:p text:style-name="P7"/>
      <text:p text:style-name="P7"/>
      <text:p text:style-name="P8">OUTPUT 1 :</text:p>
      <text:p text:style-name="P8"/>
      <text:p text:style-name="P7"><text:s/>Dot product : </text:p>
      <text:p text:style-name="P7"><text:s/>[[ 8 <text:s/>5]</text:p>
      <text:p text:style-name="P7"><text:s/>[20 13]]</text:p>
      <text:p text:style-name="P7"/>
      <text:p text:style-name="P7"/>
      <text:p text:style-name="P8">OUTPUT 2 :</text:p>
      <text:p text:style-name="P8"/>
      <text:p text:style-name="P7"><text:s/>Transpose of Matrix : </text:p>
      <text:p text:style-name="P7"><text:s/>[[1 3]</text:p>
      <text:p text:style-name="P7"><text:s/>[2 4]]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OUTPUT 3 :</text:p>
      <text:p text:style-name="P8"/>
      <text:p text:style-name="P7"><text:s/>Trace of Matrix : </text:p>
      <text:p text:style-name="P7"><text:s/>5</text:p>
      <text:p text:style-name="P7"/>
      <text:p text:style-name="P7"/>
      <text:p text:style-name="P8">OUTPUT 4 :</text:p>
      <text:p text:style-name="P8"/>
      <text:p text:style-name="P7"><text:s/>Rank of Matrix : </text:p>
      <text:p text:style-name="P7"><text:s/>2</text:p>
      <text:p text:style-name="P7"/>
      <text:p text:style-name="P7"/>
      <text:p text:style-name="P8">OUTPUT 5 :</text:p>
      <text:p text:style-name="P8"/>
      <text:p text:style-name="P7"><text:s/>Determinant of Matrix : </text:p>
      <text:p text:style-name="P7"><text:s/>-2.0000000000000004</text:p>
      <text:p text:style-name="P7"/>
      <text:p text:style-name="P7"/>
      <text:p text:style-name="P8">OUTPUT 6 :</text:p>
      <text:p text:style-name="P8"/>
      <text:p text:style-name="P7"><text:s/>Inverse of Matrix : </text:p>
      <text:p text:style-name="P7"><text:s/>[[-2. <text:s text:c="2"/>1. ]</text:p>
      <text:p text:style-name="P7"><text:s/>[ 1.5 -0.5]]</text:p>
      <text:p text:style-name="P7"/>
      <text:p text:style-name="P7"/>
      <text:p text:style-name="P8">OUTPUT 7 :</text:p>
      <text:p text:style-name="P8"/>
      <text:p text:style-name="P7"><text:s/>Eigen values and Eigen vectors : </text:p>
      <text:p text:style-name="P7"><text:s/>EigResult(eigenvalues=array([-0.37228132, <text:s/>5.37228132]), eigenvectors=array([[-0.82456484, -0.41597356],</text:p>
      <text:p text:style-name="P6"><text:s text:c="7"/>[ 0.56576746, -0.90937671]]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7"><text:span text:style-name="T4">PROGRAM : </text:span></text:p>
      <text:p text:style-name="P9"/>
      <text:p text:style-name="P9"/>
      <text:p text:style-name="P9">import numpy as np</text:p>
      <text:p text:style-name="P9"/>
      <text:p text:style-name="P9">print("MATRIX 1\n") </text:p>
      <text:p text:style-name="P9">r1= int(input("Enter the number of rows:")) </text:p>
      <text:p text:style-name="P9">c1= int(input("Enter the number of columns:"))</text:p>
      <text:p text:style-name="P9"/>
      <text:p text:style-name="P9">print("Enter the elements in a single line (space separated): ")</text:p>
      <text:p text:style-name="P9"/>
      <text:p text:style-name="P9">ent1=list(map(int, input().split()))</text:p>
      <text:p text:style-name="P9"/>
      <text:p text:style-name="P9">mat1=np.array(ent1).reshape(r1, c1) </text:p>
      <text:p text:style-name="P9">print("\n Matrix 1 : \n", mat1)</text:p>
      <text:p text:style-name="P9"/>
      <text:p text:style-name="P9"/>
      <text:p text:style-name="P9">print("\nMARTIX 2 \n") </text:p>
      <text:p text:style-name="P9">r2= int(input("Enter the number of rows:")) </text:p>
      <text:p text:style-name="P9">c2= int(input("Enter the number of columns:"))</text:p>
      <text:p text:style-name="P9"/>
      <text:p text:style-name="P9">print("Enter the elements in a single line (space separated): ")</text:p>
      <text:p text:style-name="P9"/>
      <text:p text:style-name="P9">ent2=list(map(int, input().split()))</text:p>
      <text:p text:style-name="P9"/>
      <text:p text:style-name="P9">mat2=np.array(ent2).reshape(r2, c2) </text:p>
      <text:p text:style-name="P9">print("\n Matrix 2 : \n", mat2)</text:p>
      <text:p text:style-name="P9"/>
      <text:p text:style-name="P9"/>
      <text:p text:style-name="P9"/>
      <text:p text:style-name="P9">#1 : DOT PRODUCT </text:p>
      <text:p text:style-name="P9">b=np.dot(mat1,mat2) </text:p>
      <text:p text:style-name="P9">print("\n Dot product : \n",b)</text:p>
      <text:p text:style-name="P9"/>
      <text:p text:style-name="P9"/>
      <text:p text:style-name="P9"/>
      <text:p text:style-name="P9">#2 : TRANSPOSE </text:p>
      <text:p text:style-name="P9">trans=np.transpose(mat1) </text:p>
      <text:p text:style-name="P9">print("\n Transpose of Matrix : \n",trans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#3 : TRACE </text:p>
      <text:p text:style-name="P9">trace=np.trace(mat1) </text:p>
      <text:p text:style-name="P9">print("\n Trace of Matrix : \n",trace)</text:p>
      <text:p text:style-name="P9"/>
      <text:p text:style-name="P9"/>
      <text:p text:style-name="P9">#4 : RANK </text:p>
      <text:p text:style-name="P9">rank=np.linalg.matrix_rank(mat1) </text:p>
      <text:p text:style-name="P9">print("\n Rank of Matrix : \n",rank)</text:p>
      <text:p text:style-name="P9"/>
      <text:p text:style-name="P9"/>
      <text:p text:style-name="P9">#5 : DETERMINANT </text:p>
      <text:p text:style-name="P9">det=np.linalg.det(mat1) </text:p>
      <text:p text:style-name="P9">print("\n Determinant of Matrix : \n",det)</text:p>
      <text:p text:style-name="P9"/>
      <text:p text:style-name="P9"/>
      <text:p text:style-name="P9">#6 : INVERSE </text:p>
      <text:p text:style-name="P9">inv=np.linalg.inv(mat1) </text:p>
      <text:p text:style-name="P9">print("\n Inverse of Matrix : \n",inv)</text:p>
      <text:p text:style-name="P9"/>
      <text:p text:style-name="P9"/>
      <text:p text:style-name="P9">#7 : EIGEN VALUES &amp; EIGEN VECTORS </text:p>
      <text:p text:style-name="P9">eig=np.linalg.eig(mat1) </text:p>
      <text:p text:style-name="P9">print("\n Eigen values and Eigen vectors : \n",eig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"/></text:p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4:35:37.376532257</meta:creation-date>
    <dc:date>2023-09-25T14:58:31.235298867</dc:date>
    <meta:editing-duration>PT12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208" meta:word-count="1022" meta:character-count="5811" meta:non-whitespace-character-count="4840"/>
  </office:meta>
</office:document-meta>
</file>